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b74" officeooo:paragraph-rsid="0006db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db74" officeooo:paragraph-rsid="0006db74" style:font-weight-asian="bold" style:font-weight-complex="bold"/>
    </style:style>
    <style:style style:name="P3" style:family="paragraph" style:parent-style-name="Standard" style:list-style-name="L1">
      <style:paragraph-properties fo:margin-top="0cm" fo:margin-bottom="0.4cm" loext:contextual-spacing="false"/>
      <style:text-properties officeooo:paragraph-rsid="0006db74"/>
    </style:style>
    <style:style style:name="P4" style:family="paragraph" style:parent-style-name="Standard" style:list-style-name="L1">
      <style:paragraph-properties fo:margin-top="0cm" fo:margin-bottom="0.4cm" loext:contextual-spacing="false"/>
      <style:text-properties officeooo:paragraph-rsid="000aaaee"/>
    </style:style>
    <style:style style:name="P5" style:family="paragraph" style:parent-style-name="Standard" style:list-style-name="L1">
      <style:paragraph-properties fo:margin-top="0cm" fo:margin-bottom="0.4cm" loext:contextual-spacing="false"/>
      <style:text-properties officeooo:rsid="000aaaee" officeooo:paragraph-rsid="0015ee0f"/>
    </style:style>
    <style:style style:name="P6" style:family="paragraph" style:parent-style-name="Standard" style:list-style-name="L3">
      <style:paragraph-properties fo:margin-top="0cm" fo:margin-bottom="0.4cm" loext:contextual-spacing="false"/>
      <style:text-properties officeooo:paragraph-rsid="0015ee0f"/>
    </style:style>
    <style:style style:name="P7" style:family="paragraph" style:parent-style-name="Standard" style:list-style-name="L3">
      <style:paragraph-properties fo:margin-top="0cm" fo:margin-bottom="0.4cm" loext:contextual-spacing="false"/>
      <style:text-properties officeooo:rsid="0017e7ef" officeooo:paragraph-rsid="00194d61"/>
    </style:style>
    <style:style style:name="P8" style:family="paragraph" style:parent-style-name="Standard" style:list-style-name="L3">
      <style:paragraph-properties fo:margin-top="0cm" fo:margin-bottom="0.4cm" loext:contextual-spacing="false"/>
      <style:text-properties officeooo:rsid="00194d61" officeooo:paragraph-rsid="00194d61"/>
    </style:style>
    <style:style style:name="P9" style:family="paragraph" style:parent-style-name="Standard">
      <style:paragraph-properties fo:margin-top="0cm" fo:margin-bottom="0cm" loext:contextual-spacing="false"/>
      <style:text-properties officeooo:rsid="0015ee0f" officeooo:paragraph-rsid="0015ee0f"/>
    </style:style>
    <style:style style:name="T1" style:family="text">
      <style:text-properties officeooo:rsid="0006db74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db74"/>
    </style:style>
    <style:style style:name="T7" style:family="text">
      <style:text-properties style:text-underline-style="solid" style:text-underline-width="auto" style:text-underline-color="font-color" officeooo:rsid="0015ee0f"/>
    </style:style>
    <style:style style:name="T8" style:family="text">
      <style:text-properties style:text-underline-style="solid" style:text-underline-width="auto" style:text-underline-color="font-color" officeooo:rsid="00123bbc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8b197"/>
    </style:style>
    <style:style style:name="T11" style:family="text">
      <style:text-properties style:text-underline-style="none" officeooo:rsid="00098a94"/>
    </style:style>
    <style:style style:name="T12" style:family="text">
      <style:text-properties style:text-underline-style="none" officeooo:rsid="0006db74"/>
    </style:style>
    <style:style style:name="T13" style:family="text">
      <style:text-properties style:text-underline-style="none" officeooo:rsid="0010a27c" fo:background-color="#ffff00" loext:char-shading-value="0"/>
    </style:style>
    <style:style style:name="T14" style:family="text">
      <style:text-properties style:text-underline-style="none" officeooo:rsid="0017e7ef" fo:background-color="#ffff00" loext:char-shading-value="0"/>
    </style:style>
    <style:style style:name="T15" style:family="text">
      <style:text-properties style:text-underline-style="none" officeooo:rsid="0017e7ef" fo:background-color="#ffff00" loext:char-shading-value="0"/>
    </style:style>
    <style:style style:name="T16" style:family="text">
      <style:text-properties style:text-underline-style="none" officeooo:rsid="00098a94" fo:background-color="#996633" loext:char-shading-value="0"/>
    </style:style>
    <style:style style:name="T17" style:family="text">
      <style:text-properties style:text-underline-style="none" officeooo:rsid="000aaaee" fo:background-color="#996633" loext:char-shading-value="0"/>
    </style:style>
    <style:style style:name="T18" style:family="text">
      <style:text-properties style:text-underline-style="none" officeooo:rsid="000aaaee"/>
    </style:style>
    <style:style style:name="T19" style:family="text">
      <style:text-properties style:text-underline-style="none" officeooo:rsid="000aaaee" fo:background-color="#ff3333" loext:char-shading-value="0"/>
    </style:style>
    <style:style style:name="T20" style:family="text">
      <style:text-properties style:text-underline-style="none" officeooo:rsid="000b3ba8"/>
    </style:style>
    <style:style style:name="T21" style:family="text">
      <style:text-properties style:text-underline-style="none" officeooo:rsid="000cead4"/>
    </style:style>
    <style:style style:name="T22" style:family="text">
      <style:text-properties style:text-underline-style="none" officeooo:rsid="000e2606"/>
    </style:style>
    <style:style style:name="T23" style:family="text">
      <style:text-properties style:text-underline-style="none" officeooo:rsid="000f465a"/>
    </style:style>
    <style:style style:name="T24" style:family="text">
      <style:text-properties style:text-underline-style="none" officeooo:rsid="0010a27c"/>
    </style:style>
    <style:style style:name="T25" style:family="text">
      <style:text-properties style:text-underline-style="none" officeooo:rsid="0015ee0f"/>
    </style:style>
    <style:style style:name="T26" style:family="text">
      <style:text-properties style:text-underline-style="none" officeooo:rsid="00123bbc"/>
    </style:style>
    <style:style style:name="T27" style:family="text">
      <style:text-properties style:text-underline-style="none" officeooo:rsid="0017e7ef"/>
    </style:style>
    <style:style style:name="T28" style:family="text">
      <style:text-properties style:text-underline-style="none" officeooo:rsid="00194d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Log</text:p>
      <text:p text:style-name="P1"/>
      <text:p text:style-name="P1">26<text:span text:style-name="T2">th</text:span> Dec 2016:</text:p>
      <text:list xml:id="list633465694773141600" text:style-name="L1">
        <text:list-item>
          <text:p text:style-name="P3"><text:span text:style-name="T6">Implimenting Tfidf::searchDocument:</text:span><text:span text:style-name="T1"><text:line-break/>Begun with function header and arguments and initialising a timer. Problem: One of the arguments is std::priority_queue&lt;MapEntry&gt; and I don’t have a MapEntry.h file. Switching task to implimenting MapEntry.h.</text:span></text:p>
        </text:list-item>
        <text:list-item>
          <text:p text:style-name="P4"><text:span text:style-name="T6">Implimenting MapEntry.h:</text:span><text:span text:style-name="T12"> </text:span><text:span text:style-name="T16">STATUS=</text:span><text:span text:style-name="T17">BASIC IMPLIMENTATION COMPLETE</text:span><text:span text:style-name="T6"><text:line-break/></text:span><text:span text:style-name="T10">Problems with implimenting MapEntry:<text:line-break/>1. <text:s/>Use of the class AbsCoord. </text:span><text:span text:style-name="T19">STATUS=NOT IMPLIMENTED</text:span><text:span text:style-name="T10"><text:line-break/>2. <text:s/>Use of the class RRCoord. </text:span><text:span text:style-name="T19">STATUS=NOT IMPLIMENTED</text:span><text:span text:style-name="T10"><text:line-break/>3. <text:s/>Use of the class RANSACLine. </text:span><text:span text:style-name="T19">STATUS=NOT IMPLIMENTED</text:span><text:span text:style-name="T10"><text:line-break/></text:span><text:span text:style-name="T11">Creating a simple MapEntry.h and commenting out these 3 problem lines. </text:span><text:span text:style-name="T18">Returning to Implimenting Tfidt::searchDocument task.</text:span></text:p>
        </text:list-item>
        <text:list-item>
          <text:p text:style-name="P5"><text:span text:style-name="T5">Implimenting Tfidf::searchDocument:</text:span><text:span text:style-name="T9"> </text:span><text:span text:style-name="T13">STATUS=EMPTY FUNCTION SHELL COMPILES</text:span><text:span text:style-name="T24"><text:line-break/></text:span><text:span text:style-name="T9">Getting the empty shell of Tfidf::searchDocument to compile and run. Uncommenting ‘classifyGoalArea’ function call in GoalMatcher.cpp and adding 2 extra function arguments: landmark_tf and landmark_pixLoc. Uncommenting ‘classifyGoalArea’ function prototype in ClassifyGoalArea.h and adding the 2 additional arguments. </text:span><text:span text:style-name="T20">Uncommenting ClassifyGoalArea.cpp contents. </text:span><text:span text:style-name="T21">Commenting out Tfidf::loadMap. </text:span><text:span text:style-name="T22">Attempting to iron out bug preventing compiling. </text:span><text:span text:style-name="T23">Almost there, seems to be just one more error to get rid of: a linking error due to too many instances of tfidf. Creating a ClassifyGoalArea class to fix this.</text:span></text:p>
        </text:list-item>
      </text:list>
      <text:p text:style-name="P9"><text:span text:style-name="T23">2</text:span><text:span text:style-name="T9">8</text:span><text:span text:style-name="T3">th</text:span><text:span text:style-name="T9"> Dec 2016:</text:span></text:p>
      <text:list xml:id="list8383315037593203677" text:style-name="L3">
        <text:list-item>
          <text:p text:style-name="P6"><text:span text:style-name="T7">I</text:span><text:span text:style-name="T8">mplimenting Tfidf::searchDocument contents</text:span><text:span text:style-name="T26">: </text:span><text:span text:style-name="T15">STATUS=PAUSED</text:span><text:span text:style-name="T26"><text:line-break/></text:span><text:span text:style-name="T25">Problem: unknown variable named idf (Inverse document frequency). It is a local class variable that seems to be initialised by load document. </text:span><text:span text:style-name="T27">Switching task to implimenting Tfidf::loadMap function.</text:span></text:p>
        </text:list-item>
        <text:list-item>
          <text:p text:style-name="P7"><text:span text:style-name="T5">Implimenting Tfidf::loadMap</text:span><text:span text:style-name="T9">: </text:span><text:span text:style-name="T19">STATUS=NOT IMPLIMENTED</text:span><text:span text:style-name="T9"><text:line-break/></text:span><text:span text:style-name="T28">Realised now is the time to transfer all my code across to the Goal Detector Module.</text:span></text:p>
        </text:list-item>
        <text:list-item>
          <text:p text:style-name="P8"><text:span text:style-name="T5">Transferring all code across to the GoalDetector module</text:span><text:span text:style-name="T9">:<text:line-break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6:31:38.742618801</meta:creation-date>
    <dc:date>2016-12-28T11:45:48.480738694</dc:date>
    <meta:editing-duration>PT3H10M3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240" meta:character-count="1795" meta:non-whitespace-character-count="1566"/>
  </office:meta>
</office:document-meta>
</file>